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EJB.ejb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verterEJB.setSessionContext( SessionContext th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EJB.ejb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verterEJB.ejb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verterEJB.ejbPass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verterEJB.convertYenToDollar( double theYen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